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5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1200.0" office:value-type="float"/>
          <table:table-cell table:style-name="acquired_lot_note_border_fiat" office:value="155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4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taxable_event_note_border_default" office:value-type="string">
            <text:p>1/4: 1.00000000 of 1.5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2</text:p>
          </table:table-cell>
          <table:table-cell table:style-name="taxable_event_note_default" office:value-type="string">
            <text:p>2/4: 0.1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3360.0" office:value-type="float"/>
          <table:table-cell table:style-name="acquired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2</text:p>
          </table:table-cell>
          <table:table-cell table:style-name="taxable_event_note_default" office:value-type="string">
            <text:p>3/4: 0.3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10000000 of 0.50000000 B2</text:p>
          </table:table-cell>
          <table:table-cell table:style-name="taxable_event_note_default" office:value-type="string">
            <text:p>4/4: 0.1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0.50000000 B2</text:p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1614.0" office:value-type="float"/>
          <table:table-cell table:style-name="acquired_lot_note_fiat" office:value="599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56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1.08000000 of 2.00000000 B2</text:p>
          </table:table-cell>
          <table:table-cell table:style-name="taxable_event_note_default" office:value-type="string">
            <text:p>1/1: 1.08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283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19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51000000 of 2.00000000 B2</text:p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4: 1.50000000 of 2.00000000 B3</text:p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20000000 of 0.30000000 B3</text:p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98000000 of 1.00000000 B3</text:p>
          </table:table-cell>
          <table:table-cell office:value-type="string" table:style-name="taxable_event_note_default">
            <text:p>1/2: 0.98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01.2962962962963" office:value-type="float"/>
          <table:table-cell table:style-name="acquired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21.29629629629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0.10000000 of 0.50000000 B3</text:p>
          </table:table-cell>
          <table:table-cell office:value-type="string" table:style-name="taxable_event_note_default">
            <text:p>2/2: 0.10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50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3</text:p>
          </table:table-cell>
          <table:table-cell table:style-name="taxable_event_note_default" office:value-type="string">
            <text:p>1/2: 0.10000000 of 0.5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150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874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1000000 of 2.00000000 B3</text:p>
          </table:table-cell>
          <table:table-cell table:style-name="taxable_event_note_default" office:value-type="string">
            <text:p>2/2: 0.41000000 of 0.5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30000000 B4</text:p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612.703703703704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22.7037037037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98000000 of 1.00000000 B4</text:p>
          </table:table-cell>
          <table:table-cell table:style-name="taxable_event_note_default" office:value-type="string">
            <text:p>1/2: 0.98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1.2962962962963" office:value-type="float"/>
          <table:table-cell table:style-name="acquired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21.2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10000000 of 0.50000000 B4</text:p>
          </table:table-cell>
          <table:table-cell table:style-name="taxable_event_note_default" office:value-type="string">
            <text:p>2/2: 0.10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50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4</text:p>
          </table:table-cell>
          <table:table-cell table:style-name="taxable_event_note_default" office:value-type="string">
            <text:p>1/2: 0.10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150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874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1000000 of 2.00000000 B4</text:p>
          </table:table-cell>
          <table:table-cell table:style-name="taxable_event_note_default" office:value-type="string">
            <text:p>2/2: 0.41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10000000 of 2.00000000 B2</text:p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50000000 B3</text:p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50000000 B4</text:p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698.0" office:value-type="float"/>
          <table:table-cell table:style-name="acquired_lot_note_fiat" office:value="281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14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19000000 of 0.50000000 B2</text:p>
          </table:table-cell>
          <table:table-cell table:style-name="taxable_event_note_default" office:value-type="string">
            <text:p>1/2: 0.19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116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16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6: 0.21000000 of 2.00000000 B2</text:p>
          </table:table-cell>
          <table:table-cell table:style-name="taxable_event_note_default" office:value-type="string">
            <text:p>2/2: 0.21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10000000 of 0.30000000 B3</text:p>
          </table:table-cell>
          <table:table-cell table:style-name="taxable_event_note_default" office:value-type="string">
            <text:p>1/2: 0.1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30000000 of 0.50000000 B3</text:p>
          </table:table-cell>
          <table:table-cell table:style-name="taxable_event_note_default" office:value-type="string">
            <text:p>2/2: 0.3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10000000 of 0.30000000 B4</text:p>
          </table:table-cell>
          <table:table-cell table:style-name="taxable_event_note_default" office:value-type="string">
            <text:p>1/2: 0.1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30000000 of 0.50000000 B4</text:p>
          </table:table-cell>
          <table:table-cell table:style-name="taxable_event_note_default" office:value-type="string">
            <text:p>2/2: 0.3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0.50000000 B2</text:p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6: 0.02000000 of 2.00000000 B2</text:p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6/6: 0.04000000 of 2.00000000 B2</text:p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52:33.77575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